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2000000A834B0E3FF6A9F0B1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7f7019" officeooo:paragraph-rsid="0063e9a7"/>
    </style:style>
    <style:style style:name="P3" style:family="paragraph" style:parent-style-name="Text_20_body">
      <style:text-properties officeooo:rsid="007f7019" officeooo:paragraph-rsid="0063e9a7"/>
    </style:style>
    <style:style style:name="P4" style:family="paragraph" style:parent-style-name="Text_20_body">
      <style:paragraph-properties fo:text-align="start" style:justify-single-word="false"/>
      <style:text-properties officeooo:rsid="00884979" officeooo:paragraph-rsid="0063e9a7"/>
    </style:style>
    <style:style style:name="P5" style:family="paragraph" style:parent-style-name="Text_20_body">
      <style:paragraph-properties fo:text-align="start" style:justify-single-word="false"/>
      <style:text-properties officeooo:rsid="007d60a4" officeooo:paragraph-rsid="0063e9a7"/>
    </style:style>
    <style:style style:name="P6" style:family="paragraph" style:parent-style-name="Text_20_body">
      <style:paragraph-properties fo:text-align="start" style:justify-single-word="false"/>
      <style:text-properties officeooo:rsid="007e9a9b" officeooo:paragraph-rsid="0063e9a7"/>
    </style:style>
    <style:style style:name="P7" style:family="paragraph" style:parent-style-name="Text_20_body">
      <style:paragraph-properties fo:text-align="start" style:justify-single-word="false"/>
      <style:text-properties officeooo:rsid="0086d34c" officeooo:paragraph-rsid="0063e9a7"/>
    </style:style>
    <style:style style:name="P8" style:family="paragraph" style:parent-style-name="Text_20_body">
      <style:paragraph-properties fo:text-align="start" style:justify-single-word="false"/>
      <style:text-properties officeooo:rsid="00679aa0" officeooo:paragraph-rsid="0063e9a7"/>
    </style:style>
    <style:style style:name="P9" style:family="paragraph" style:parent-style-name="Text_20_body">
      <style:text-properties officeooo:rsid="00679aa0" officeooo:paragraph-rsid="0063e9a7"/>
    </style:style>
    <style:style style:name="P10" style:family="paragraph" style:parent-style-name="Text_20_body">
      <style:text-properties officeooo:paragraph-rsid="0063e9a7"/>
    </style:style>
    <style:style style:name="P11" style:family="paragraph" style:parent-style-name="Text_20_body">
      <style:text-properties officeooo:rsid="0060e4f2" officeooo:paragraph-rsid="006eb072"/>
    </style:style>
    <style:style style:name="P12" style:family="paragraph" style:parent-style-name="Text_20_body">
      <style:text-properties officeooo:rsid="0072aa87" officeooo:paragraph-rsid="0072aa87"/>
    </style:style>
    <style:style style:name="P13" style:family="paragraph" style:parent-style-name="Text_20_body">
      <style:text-properties officeooo:rsid="00743e2d" officeooo:paragraph-rsid="00743e2d"/>
    </style:style>
    <style:style style:name="P14" style:family="paragraph" style:parent-style-name="Text_20_body">
      <style:paragraph-properties fo:text-align="start" style:justify-single-word="false"/>
      <style:text-properties officeooo:rsid="00518f12" officeooo:paragraph-rsid="00851178"/>
    </style:style>
    <style:style style:name="P15" style:family="paragraph" style:parent-style-name="Text_20_body">
      <style:text-properties officeooo:rsid="00518f12" officeooo:paragraph-rsid="00851178"/>
    </style:style>
    <style:style style:name="P16" style:family="paragraph" style:parent-style-name="Text_20_body">
      <style:text-properties officeooo:paragraph-rsid="00851178"/>
    </style:style>
    <style:style style:name="P17" style:family="paragraph" style:parent-style-name="Text_20_body">
      <style:text-properties officeooo:rsid="008657d5" officeooo:paragraph-rsid="008657d5"/>
    </style:style>
    <style:style style:name="P18" style:family="paragraph" style:parent-style-name="Text_20_body">
      <style:text-properties officeooo:rsid="0088d55c" officeooo:paragraph-rsid="0088d55c"/>
    </style:style>
    <style:style style:name="P19" style:family="paragraph" style:parent-style-name="Text_20_body">
      <style:text-properties officeooo:rsid="007ba53c" officeooo:paragraph-rsid="00aca03c"/>
    </style:style>
    <style:style style:name="P20" style:family="paragraph" style:parent-style-name="Text_20_body">
      <style:paragraph-properties fo:text-align="center" style:justify-single-word="false"/>
      <style:text-properties fo:font-style="italic" officeooo:rsid="00b438c7" officeooo:paragraph-rsid="00b438c7" style:font-style-asian="italic" style:font-style-complex="italic"/>
    </style:style>
    <style:style style:name="P21" style:family="paragraph" style:parent-style-name="Text_20_body">
      <style:text-properties officeooo:rsid="00b438c7" officeooo:paragraph-rsid="00b438c7"/>
    </style:style>
    <style:style style:name="P22" style:family="paragraph" style:parent-style-name="Text_20_body">
      <style:text-properties fo:font-size="8pt" fo:font-style="italic" fo:font-weight="bold" officeooo:rsid="006fd079" officeooo:paragraph-rsid="00b438c7" style:font-size-asian="8pt" style:font-style-asian="italic" style:font-weight-asian="bold" style:font-size-complex="8pt" style:font-style-complex="italic" style:font-weight-complex="bold"/>
    </style:style>
    <style:style style:name="P23"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P24"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P25"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fo:language="en" fo:country="US" fo:font-weight="normal" officeooo:rsid="00b12859" officeooo:paragraph-rsid="00b12859" style:font-size-asian="8pt" style:font-weight-asian="normal" style:font-size-complex="8pt" style:font-weight-complex="normal"/>
    </style:style>
    <style:style style:name="P26" style:family="paragraph" style:parent-style-name="Header">
      <style:paragraph-properties fo:margin-left="0.15cm" fo:margin-right="-0.101cm" fo:margin-top="0cm" fo:margin-bottom="0cm" loext:contextual-spacing="false" fo:line-height="0.282cm" fo:text-indent="0cm" style:auto-text-indent="false"/>
      <style:text-properties fo:font-weight="normal" officeooo:rsid="00b12859" officeooo:paragraph-rsid="00b12859" style:font-weight-asian="normal" style:font-weight-complex="normal"/>
    </style:style>
    <style:style style:name="P27"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P28" style:family="paragraph" style:parent-style-name="Standard">
      <style:text-properties fo:font-size="6pt" officeooo:paragraph-rsid="00a7a9c9" style:font-size-asian="5.25pt" style:font-size-complex="6pt"/>
    </style:style>
    <style:style style:name="P29" style:family="paragraph" style:parent-style-name="Text_20_body">
      <style:paragraph-properties fo:margin-top="0cm" fo:margin-bottom="0cm" loext:contextual-spacing="false" fo:line-height="100%" style:shadow="none">
        <style:tab-stops/>
      </style:paragraph-properties>
      <style:text-properties fo:font-size="7pt" officeooo:rsid="00956298" officeooo:paragraph-rsid="00b438c7" style:font-size-asian="7pt" style:font-size-complex="7pt"/>
    </style:style>
    <style:style style:name="P30" style:family="paragraph" style:parent-style-name="Text_20_body">
      <style:paragraph-properties fo:margin-top="0cm" fo:margin-bottom="0cm" loext:contextual-spacing="false" fo:line-height="100%" style:shadow="none">
        <style:tab-stops/>
      </style:paragraph-properties>
      <style:text-properties fo:font-size="7pt" officeooo:rsid="00b438c7" officeooo:paragraph-rsid="00b438c7" style:font-size-asian="7pt" style:font-size-complex="7pt"/>
    </style:style>
    <style:style style:name="P31" style:family="paragraph" style:parent-style-name="Text_20_body">
      <style:paragraph-properties fo:margin-top="0cm" fo:margin-bottom="0cm" loext:contextual-spacing="false" fo:line-height="100%" style:shadow="none">
        <style:tab-stops/>
      </style:paragraph-properties>
      <style:text-properties fo:font-size="7pt" fo:font-weight="bold" officeooo:rsid="00956298" officeooo:paragraph-rsid="00956298" style:font-size-asian="7pt" style:font-weight-asian="bold" style:font-size-complex="7pt" style:font-weight-complex="bold"/>
    </style:style>
    <style:style style:name="P32" style:family="paragraph" style:parent-style-name="Text_20_body">
      <style:paragraph-properties fo:break-before="page"/>
      <style:text-properties fo:font-weight="bold" officeooo:rsid="00b438c7" officeooo:paragraph-rsid="00b438c7" style:font-weight-asian="bold" style:font-weight-complex="bold"/>
    </style:style>
    <style:style style:name="P33" style:family="paragraph" style:parent-style-name="Footnote">
      <style:text-properties officeooo:rsid="00b438c7" officeooo:paragraph-rsid="00b438c7"/>
    </style:style>
    <style:style style:name="P34" style:family="paragraph" style:parent-style-name="Heading_20_3">
      <style:text-properties officeooo:rsid="00b12859"/>
    </style:style>
    <style:style style:name="P35" style:family="paragraph" style:parent-style-name="Heading_20_3" style:master-page-name="Standard">
      <style:paragraph-properties style:page-number="auto"/>
      <style:text-properties officeooo:rsid="00b438c7" officeooo:paragraph-rsid="00b438c7"/>
    </style:style>
    <style:style style:name="P36" style:family="paragraph" style:parent-style-name="Heading_20_3">
      <style:paragraph-properties fo:break-before="page"/>
    </style:style>
    <style:style style:name="P37" style:family="paragraph" style:parent-style-name="Heading_20_1" style:master-page-name="First_20_Page">
      <style:paragraph-properties fo:text-align="center" style:justify-single-word="false" style:page-number="auto"/>
      <style:text-properties officeooo:rsid="00b12859" officeooo:paragraph-rsid="00b12859"/>
    </style:style>
    <style:style style:name="P38" style:family="paragraph" style:parent-style-name="Heading_20_1">
      <style:paragraph-properties fo:margin-top="0cm" fo:margin-bottom="0.21cm" loext:contextual-spacing="false" fo:text-align="center" style:justify-single-word="false"/>
      <style:text-properties officeooo:rsid="00b12859" officeooo:paragraph-rsid="00b12859"/>
    </style:style>
    <style:style style:name="P39" style:family="paragraph" style:parent-style-name="Heading_20_2">
      <style:paragraph-properties fo:text-align="center" style:justify-single-word="false"/>
    </style:style>
    <style:style style:name="T1" style:family="text">
      <style:text-properties officeooo:rsid="00995146"/>
    </style:style>
    <style:style style:name="T2" style:family="text">
      <style:text-properties style:font-name="Fira Sans1" fo:font-size="8pt" fo:language="en" fo:country="US" style:font-size-asian="8pt" style:font-size-complex="8pt"/>
    </style:style>
    <style:style style:name="T3" style:family="text">
      <style:text-properties style:font-name="Fira Sans1" fo:font-size="8pt" fo:language="en" fo:country="US" fo:font-weight="bold" style:font-size-asian="8pt" style:font-weight-asian="bold" style:font-size-complex="8pt" style:font-weight-complex="bold"/>
    </style:style>
    <style:style style:name="T4" style:family="text">
      <style:text-properties fo:font-weight="bold" officeooo:rsid="0072aa87" style:font-weight-asian="bold" style:font-weight-complex="bold"/>
    </style:style>
    <style:style style:name="T5" style:family="text">
      <style:text-properties fo:font-weight="bold" officeooo:rsid="00717e4a" style:font-weight-asian="bold" style:font-weight-complex="bold"/>
    </style:style>
    <style:style style:name="T6" style:family="text">
      <style:text-properties fo:font-weight="bold" officeooo:rsid="00b438c7" style:font-weight-asian="bold" style:font-weight-complex="bold"/>
    </style:style>
    <style:style style:name="T7" style:family="text">
      <style:text-properties officeooo:rsid="0093ac86"/>
    </style:style>
    <style:style style:name="T8" style:family="text">
      <style:text-properties officeooo:rsid="008b03c6"/>
    </style:style>
    <style:style style:name="T9" style:family="text">
      <style:text-properties officeooo:rsid="00701332"/>
    </style:style>
    <style:style style:name="T10" style:family="text">
      <style:text-properties officeooo:rsid="0079f24b"/>
    </style:style>
    <style:style style:name="T11" style:family="text">
      <style:text-properties officeooo:rsid="006a5e6a"/>
    </style:style>
    <style:style style:name="T12" style:family="text">
      <style:text-properties officeooo:rsid="0068cc68"/>
    </style:style>
    <style:style style:name="T13" style:family="text">
      <style:text-properties officeooo:rsid="007f7019"/>
    </style:style>
    <style:style style:name="T14" style:family="text">
      <style:text-properties officeooo:rsid="00679aa0"/>
    </style:style>
    <style:style style:name="T15" style:family="text">
      <style:text-properties officeooo:rsid="00660871"/>
    </style:style>
    <style:style style:name="T16" style:family="text">
      <style:text-properties officeooo:rsid="0060e590"/>
    </style:style>
    <style:style style:name="T17" style:family="text">
      <style:text-properties officeooo:rsid="006eb072"/>
    </style:style>
    <style:style style:name="T18" style:family="text">
      <style:text-properties style:text-position="0% 100%" style:font-name="Fira Sans" officeooo:rsid="009fe5a2"/>
    </style:style>
    <style:style style:name="T19" style:family="text">
      <style:text-properties officeooo:rsid="00717e4a"/>
    </style:style>
    <style:style style:name="T20" style:family="text">
      <style:text-properties officeooo:rsid="007ba53c"/>
    </style:style>
    <style:style style:name="T21" style:family="text">
      <style:text-properties officeooo:rsid="00518f12"/>
    </style:style>
    <style:style style:name="T22" style:family="text">
      <style:text-properties officeooo:rsid="007bfbf6"/>
    </style:style>
    <style:style style:name="T23" style:family="text">
      <style:text-properties officeooo:rsid="00851178"/>
    </style:style>
    <style:style style:name="T24" style:family="text">
      <style:text-properties officeooo:rsid="0099c545"/>
    </style:style>
    <style:style style:name="T25" style:family="text">
      <style:text-properties officeooo:rsid="00a432a1"/>
    </style:style>
    <style:style style:name="T26" style:family="text">
      <style:text-properties officeooo:rsid="00ad728f"/>
    </style:style>
    <style:style style:name="T27" style:family="text">
      <style:text-properties fo:language="en" fo:country="US"/>
    </style:style>
    <style:style style:name="T28" style:family="text">
      <style:text-properties fo:language="en" fo:country="US" officeooo:rsid="00c80766"/>
    </style:style>
    <style:style style:name="T29" style:family="text">
      <style:text-properties fo:language="en" fo:country="US" officeooo:rsid="00e3da49"/>
    </style:style>
    <style:style style:name="T30" style:family="text">
      <style:text-properties officeooo:rsid="00b438c7"/>
    </style:style>
    <style:style style:name="T31" style:family="text">
      <style:text-properties officeooo:rsid="00b63a65"/>
    </style:style>
    <style:style style:name="fr1" style:family="graphic" style:parent-style-name="Frame">
      <style:graphic-properties style:wrap="none" style:vertical-pos="from-top" style:vertical-rel="page" style:horizontal-pos="from-left" style:horizontal-rel="page" fo:padding-left="0.7cm" fo:padding-right="0.7cm" fo:padding-top="0.15cm" fo:padding-bottom="0.15cm" fo:border="1.5pt solid #0000ff" style:shadow="none" draw:shadow-opacity="100%"/>
    </style:style>
    <style:style style:name="fr2" style:family="graphic" style:parent-style-name="Frame">
      <style:graphic-properties style:wrap="none" style:vertical-pos="top" style:vertical-rel="paragraph-content" style:horizontal-pos="center" style:horizontal-rel="paragraph" fo:padding-left="0.7cm" fo:padding-right="0.7cm" fo:padding-top="0.15cm" fo:padding-bottom="0.15cm" fo:border="1.5pt solid #ff0000" style:shadow="none" draw:shadow-opacity="100%"/>
    </style:style>
    <style:style style:name="fr3"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Πλαίσιο1" text:anchor-type="page" text:anchor-page-number="1" svg:x="2cm" svg:y="21.458cm" svg:width="17cm" draw:z-index="1">
        <draw:text-box fo:min-height="0.75cm">
          <text:p text:style-name="P20">This report is based on data recorded and sent by a large number of health professionals who provide health care, often under very difficult circumstances, in centres hosting refugees/migrants. </text:p>
          <text:p text:style-name="P20">We thank all these professionals for their valuable contribution to monitoring morbidity among refugees/migrants , which is necessary for appropriate public health action.</text:p>
        </draw:text-box>
      </draw:frame>
      <text:h text:style-name="P37" text:outline-level="1">Epidemiological surveillance in points of care for refugees/migrants</text:h>
      <text:h text:style-name="P38" text:outline-level="1">Weekly Report</text:h>
      <text:h text:style-name="P39" text:outline-level="2"><text:span text:style-name="T31">Week</text:span> <text:span text:style-name="T17">\Sexpr{tgtweek%%100}</text:span>/<text:span text:style-name="T17">\Sexpr{tgtweek%/%100}</text:span> (<text:span text:style-name="T17">\Sexpr{tgtweekR.en}</text:span>)</text:h>
      <text:p text:style-name="P11"><draw:frame draw:style-name="fr2" draw:name="Πλαίσιο2" text:anchor-type="paragraph" svg:width="17cm" draw:z-index="0"><draw:text-box fo:min-height="0.75cm"><text:h text:style-name="P34" text:outline-level="3">SUMMARY</text:h><text:p text:style-name="Text_20_body">In week \Sexpr{tgtweek%%100}/\Sexpr{tgtweek%/%100} (\Sexpr{tgtweekR.en}) <text:span text:style-name="T27">the system for epidemiological surveillance in points of care for refugees/migrants received data from</text:span> \Sexpr{NcampsW} <text:span text:style-name="T27">centres hosting refugees/migrants out of a total of</text:span> \Sexpr{nrow(camps)} <text:span text:style-name="T27">centres participating in the system (rate </text:span>\Sexpr{round(100*NcampsW/nrow(camps))}%). </text:p><text:p text:style-name="Text_20_body">During this week, the observed morbidity ranged within the expected limits, presenting only <text:s/>sporadic and short-term peaks of gastroenteritis in some centres. <text:s/></text:p><text:p text:style-name="Text_20_body">No case was recorded for the following syndromes/health conditions: [7] Malaria (with positive rapid test) , [8] Suspected diphtheria (respiratory or cutaneous), [9] Jaundice of acute onset, [10] Paralytic manifestations of acute onset, [11] Meningitis and/or encephalitis, [12] Haemorrhagic manifestations with fever, [13] Sepsis or shock (septic, of unknown aetiology), [14] Death of unknown aetiology (see table 1).</text:p></draw:text-box></draw:frame></text:p>
      <text:p text:style-name="P11"/>
      <text:h text:style-name="P35" text:outline-level="3">Α. Information from the system for epidemiological surveillance in points of care for refugees/migrants </text:h>
      <text:p text:style-name="Text_20_body">During week \Sexpr{tgtweek%%100}/\Sexpr{tgtweek%/%100} (\Sexpr{tgtweekR.en}), XX<text:span text:style-name="T27"> centres hosting refugees/migrants operated in Greece, from which </text:span>\Sexpr{nrow(camps)} <text:span text:style-name="T27">participate in the surveillance system and</text:span> \Sexpr{NcampsW} <text:span text:style-name="T27">sent data at least once during this week (rate</text:span> \Sexpr{round(100*NcampsW/nrow(camps))}%). <text:span text:style-name="T27">The inclusion of centres in the surveillance system is ongoing.</text:span></text:p>
      <text:p text:style-name="P21">Table 1 presents observed and expected morbidity data from centres hosting refugees/migrants. <text:s text:c="2"/></text:p>
      <text:p text:style-name="P21">Graphs 1 to 5 depict the time trend of the morbidity of the most frequent syndromes/health conditions monitored (for the rest of the syndromes, graphs are not shown, due to the small numbers of cases). </text:p>
      <text:p text:style-name="P22"><text:span text:style-name="T28">Note</text:span>. <text:span text:style-name="T28">Data </text:span><text:span text:style-name="T29">presented</text:span><text:span text:style-name="T28"> here can be modified in the future, </text:span><text:span text:style-name="T29">as delayed reports are included.</text:span><text:span text:style-name="T28"> </text:span></text:p>
      <text:p text:style-name="Text_20_body"><text:span text:style-name="T6">Table</text:span><text:span text:style-name="T5"> </text:span><text:span text:style-name="T4">1</text:span><text:span text:style-name="T5">:</text:span><text:span text:style-name="T19"> Number of cases, proportional morbidity and statistical</text:span> warning/alert signals by syndrome/health condition under surveillance, total of reporting centres hosting refugees/migrants, week \Sexpr{tgtweek%%100}/\Sexpr{tgtweek%/%100} (\Sexpr{tgtweekR.en}).</text:p>
      <text:p text:style-name="Text_20_body">&lt;&lt;Table1, echo=FALSE, results=xml&gt;&gt;=</text:p>
      <text:p text:style-name="P17">options("OutDec"=",")</text:p>
      <text:p text:style-name="P19">tb1 &lt;- makeTable1(lang, <text:span text:style-name="T23">wkly=TRUE</text:span>)[,1:5]</text:p>
      <text:p text:style-name="P14">tb<text:span text:style-name="T20">1</text:span>Styles &lt;- tableStyles(<text:span text:style-name="T20">tb1</text:span>, useRowNames=FALSE, header=colnames(<text:span text:style-name="T20">tb1</text:span>))</text:p>
      <text:p text:style-name="P15">tb<text:span text:style-name="T20">1</text:span>Styles$header[tb<text:span text:style-name="T20">1</text:span>Styles$header=="MyCenteredNormal"] &lt;- "MyCentered<text:span text:style-name="T24">X</text:span>Small"</text:p>
      <text:p text:style-name="P15">tb1Styles$text[tb1Styles$text=="MyCenteredNormal"] &lt;- "MyCentered<text:span text:style-name="T24">X</text:span>Small"</text:p>
      <text:p text:style-name="P16">odfTable(<text:span text:style-name="T22">tb1</text:span>, useRowNames=FALSE, styles=t<text:span text:style-name="T21">b1S</text:span>tyles)</text:p>
      <text:p text:style-name="P18">@</text:p>
      <text:p text:style-name="P31"><text:span text:style-name="T30">Notes</text:span>:</text:p>
      <text:p text:style-name="P29">- <text:span text:style-name="T30">Proportional morbidity: consultations for a given syndrome/health condition as a proportion of total consultations (for all causes).</text:span></text:p>
      <text:p text:style-name="P30">- Observed proportional morbidity: refers to the week of the current report.</text:p>
      <text:p text:style-name="P30">- Expected proportional morbidity: reflects the trend of the past 4 weeks. </text:p>
      <text:p text:style-name="P30">- Z-score: difference between the observed and the expected proportional morbidity, expressed in number of standard deviations (Z-score &gt; 2: observed proportional morbidity “statistically significantly” larger than the expected).</text:p>
      <text:p text:style-name="P32">Time trend of proportional morbidity of the monitored syndromes/health conditions with the highest frequency of occurrence in the total of participating centres hosting refugees/migrants </text:p>
      <text:p text:style-name="P10">&lt;&lt;diag<text:span text:style-name="T11">s1</text:span>, echo = FALSE, results = xml&gt;&gt;=</text:p>
      <text:p text:style-name="P17">options("OutDec"=".")</text:p>
      <text:p text:style-name="P9">for (j in 1:<text:span text:style-name="T26">5</text:span>) {</text:p>
      <text:p text:style-name="P3">styles &lt;- getStyles()</text:p>
      <text:p text:style-name="P3">styles$paragraph &lt;- "My<text:span text:style-name="T12">Header</text:span>"</text:p>
      <text:p text:style-name="P3">setStyles(styles)</text:p>
      <text:p text:style-name="P6">cat(odfCat(sprintf(<text:span text:style-name="T13">"%s. %s"</text:span>, <text:span text:style-name="T14">j</text:span>, syndroDesc[<text:span text:style-name="T14">j</text:span>, lang])))</text:p>
      <text:p text:style-name="P3">styles &lt;- getStyles()</text:p>
      <text:p text:style-name="P3">styles$paragraph &lt;- "MyNormal"</text:p>
      <text:p text:style-name="P3">setStyles(styles)</text:p>
      <text:p text:style-name="P6">cat(odfCat(sprintf(alDayLabels[1, lang], <text:span text:style-name="T14">j</text:span>, syndroDesc[<text:span text:style-name="T14">j</text:span>, lang])))</text:p>
      <text:p text:style-name="P5"><text:span text:style-name="T15">cairo_ps</text:span>(<text:span text:style-name="T14">sprintf("fits%s.ps", j)</text:span>, width=<text:span text:style-name="T15">9.8</text:span>, height=<text:span text:style-name="T15">5.5</text:span>, <text:span text:style-name="T15">pointsize=12</text:span>)</text:p>
      <text:p text:style-name="P5">plotOne(fits[[<text:span text:style-name="T14">j</text:span>]], <text:span text:style-name="T16">lang=lang, stoptgt=TRUE</text:span>)</text:p>
      <text:p text:style-name="P5">dev.off()</text:p>
      <text:p text:style-name="P5"><text:span text:style-name="T9">cat(</text:span>odfInsertPlot(<text:span text:style-name="T14">sprintf("fits%s.ps", j)</text:span>, height=3.8, width=3.8*<text:span text:style-name="T25">9.8</text:span>/<text:span text:style-name="T25">5.5</text:span>, <text:span text:style-name="T10">externalFile=TRUE))</text:span></text:p>
      <text:p text:style-name="P7">file.remove(<text:span text:style-name="T14">sprintf("fits%s.ps", j)</text:span>)</text:p>
      <text:p text:style-name="P4"><text:span text:style-name="T7">if (j %% 2 == 0 &amp;&amp; j!=6) cat(as.character(</text:span>odfPageBreak()<text:span text:style-name="T8">))</text:span></text:p>
      <text:p text:style-name="P8">}</text:p>
      <text:p text:style-name="P3">styles &lt;- getStyles()</text:p>
      <text:p text:style-name="P3">styles$paragraph &lt;- "My<text:span text:style-name="T11">CenteredNormal</text:span>"</text:p>
      <text:p text:style-name="P2">setStyles(styles)</text:p>
      <text:p text:style-name="P10">@</text:p>
      <text:h text:style-name="P36" text:outline-level="3">Β. Additional information and public health measures taken</text:h>
      <text:p text:style-name="P13">[ [ <text:span text:style-name="T30">Fill in any interventions here</text:span> ] ]</text:p>
      <text:p text:style-name="P12"><text:span text:style-name="T30">During this week no cases of syndromes </text:span>Νο. 7 <text:span text:style-name="T30">to</text:span> 14 <text:span text:style-name="T30">were reported </text:span>(<text:span text:style-name="T30">see table</text:span>).</text:p>
      <text:p text:style-name="P12"/>
      <text:h text:style-name="P36" text:outline-level="3">C. Methods</text:h>
      <text:p text:style-name="P21">Public health surveillance in points of care for refugees/migrants operates in its present form from 16 May 2016 (and as a pilot from April 2016) with daily collection of epidemiological data for selected syndromes/health conditions that are important from a public health point of view. The 14 syndrome or health conditions under surveillance are shown in Table 1.</text:p>
      <text:p text:style-name="P21">Data recorded refer to consultations for each syndrome/condition under surveillance in primary health care facilities in refugee/migrant reception centres (RMRC). For syndromes #1 to 5, which have the highest incidence, cumulative data are collected (i.e. number of consultations without any additional information), while for syndromes #6 to 14 some important individual-level information is also collected for patients. In addition, individual-level information is collected for cases with clinical suspicion of measles, rubella, mumps and varicella. </text:p>
      <text:p text:style-name="P21">Data are sent daily to the Department of Surveillance and Intervention of KEELPNO by doctors, nurses and other health professionals from services and NGOs staffing primary care facilities in RMRCs.</text:p>
      <text:p text:style-name="P21">Data for a given 24-hour period are analysed on the next day and proportional morbidity indices are calculated (consultations for each syndrome/condition under surveillance as a percentage of the total number of consultations, i.e. the number of consultations for all causes). This analysis is carried out for all RMRCs in the country participating in the system as a whole, and for each RMRC separately. Moreover, weekly data are also analysed (see Table 1).</text:p>
      <text:p text:style-name="P21">The index of proportional morbidity (observed proportional morbidity) is compared with the expected proportional morbidity, which is calculated using a statistical model<text:span text:style-name="T18"><text:note text:id="ftn1" text:note-class="footnote"><text:note-citation text:label="*">*</text:note-citation><text:note-body><text:p text:style-name="P33">The expected proportional morbidity is calculated using a quasi-Poisson regression model (Farrington et al, 1996). Long-term trends are incorporated in the model using natural cubic splines (with knots every 4 weeks), rejecting outlier values (Z-score&gt; 3) and –if considered necessary– values corresponding to a confirmed outbreak.</text:p></text:note-body></text:note></text:span>. The expected proportional morbidity reflects the trend of the preceding 4 weeks; determining the warning threshold takes into account the dispersion of the daily values of proportional morbidity during the whole period since 16/05/2016. Observed proportional morbidity higher than the expected by more than 2 standard deviations (Z-score &gt; 2) is equivalent to a "warning signal". A "warning signal" that appears for at least two consecutive days is equivalent to an "alert signal". The signals are evaluated in terms of importance for public health and, if necessary, they are further investigated, and –if considered appropriate– public health action is organized.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0pt" fo:font-weight="normal"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0%" fo:text-align="justify" style:justify-single-word="false" style:page-number="auto"/>
      <style:text-properties style:font-name="Fira Sans" fo:font-family="'Fira Sans'" style:font-style-name="Κανονικά" style:font-family-generic="swiss" style:font-pitch="variable" fo:font-size="10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2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style:shadow="none" text:number-lines="false" text:line-number="0"/>
      <style:text-properties style:font-name="Fira Sans" fo:font-family="'Fira Sans'" style:font-style-name="Κανονικά"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Πίνακας10" style:family="table">
      <style:table-properties style:width="17.2cm" fo:margin-top="0cm" fo:margin-bottom="0cm" table:align="center" style:writing-mode="lr-tb"/>
    </style:style>
    <style:style style:name="Πίνακας10.A" style:family="table-column">
      <style:table-column-properties style:column-width="0.984cm"/>
    </style:style>
    <style:style style:name="Πίνακας10.B" style:family="table-column">
      <style:table-column-properties style:column-width="7.595cm"/>
    </style:style>
    <style:style style:name="Πίνακας10.C" style:family="table-column">
      <style:table-column-properties style:column-width="5.704cm"/>
    </style:style>
    <style:style style:name="Πίνακας10.D" style:family="table-column">
      <style:table-column-properties style:column-width="2.916cm"/>
    </style:style>
    <style:style style:name="Πίνακας10.1" style:family="table-row">
      <style:table-row-properties style:min-row-height="1.302cm" fo:keep-together="auto"/>
    </style:style>
    <style:style style:name="Πίνακας10.A1" style:family="table-cell">
      <style:table-cell-properties style:vertical-align="middle" fo:padding-left="0.199cm" fo:padding-right="0.191cm" fo:padding-top="0cm" fo:padding-bottom="0cm" fo:border-left="none" fo:border-right="none" fo:border-top="none" fo:border-bottom="0.5pt solid #00000a"/>
    </style:style>
    <style:style style:name="Πίνακας10.B1" style:family="table-cell">
      <style:table-cell-properties style:vertical-align="middle" fo:background-color="transparent" fo:padding-left="0.199cm" fo:padding-right="0.191cm" fo:padding-top="0cm" fo:padding-bottom="0cm" fo:border-left="none" fo:border-right="0.5pt solid #00000a" fo:border-top="none" fo:border-bottom="0.5pt solid #00000a">
        <style:background-image/>
      </style:table-cell-properties>
    </style:style>
    <style:style style:name="Πίνακας10.C1"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Πίνακας10.D1" style:family="table-cell">
      <style:table-cell-properties style:vertical-align="middle" fo:background-color="transparent" fo:padding-left="0.199cm" fo:padding-right="0.191cm" fo:padding-top="0cm" fo:padding-bottom="0cm" fo:border-left="0.5pt solid #00000a" fo:border-right="none" fo:border-top="none" fo:border-bottom="0.5pt solid #00000a">
        <style:background-image/>
      </style:table-cell-properties>
    </style:style>
    <style:style style:name="MP1" style:family="paragraph" style:parent-style-name="Text_20_body">
      <style:paragraph-properties fo:text-align="center" style:justify-single-word="false"/>
    </style:style>
    <style:style style:name="MP2"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MP3"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MP4"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fo:language="en" fo:country="US" fo:font-weight="normal" officeooo:rsid="00b12859" officeooo:paragraph-rsid="00b12859" style:font-size-asian="8pt" style:font-weight-asian="normal" style:font-size-complex="8pt" style:font-weight-complex="normal"/>
    </style:style>
    <style:style style:name="MP5" style:family="paragraph" style:parent-style-name="Header">
      <style:paragraph-properties fo:margin-left="0.15cm" fo:margin-right="-0.101cm" fo:margin-top="0cm" fo:margin-bottom="0cm" loext:contextual-spacing="false" fo:line-height="0.282cm" fo:text-indent="0cm" style:auto-text-indent="false"/>
      <style:text-properties fo:font-weight="normal" officeooo:rsid="00b12859" officeooo:paragraph-rsid="00b12859" style:font-weight-asian="normal" style:font-weight-complex="normal"/>
    </style:style>
    <style:style style:name="MP6"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MP7" style:family="paragraph" style:parent-style-name="Standard">
      <style:text-properties fo:font-size="6pt" officeooo:paragraph-rsid="00a7a9c9" style:font-size-asian="5.25pt" style:font-size-complex="6pt"/>
    </style:style>
    <style:style style:name="MT1" style:family="text">
      <style:text-properties officeooo:rsid="00995146"/>
    </style:style>
    <style:style style:name="MT2" style:family="text">
      <style:text-properties style:font-name="Fira Sans1" fo:font-size="8pt" fo:language="en" fo:country="US" style:font-size-asian="8pt" style:font-size-complex="8pt"/>
    </style:style>
    <style:style style:name="MT3" style:family="text">
      <style:text-properties style:font-name="Fira Sans1" fo:font-size="8pt" fo:language="en" fo:country="US" fo:font-weight="bold" style:font-size-asian="8pt" style:font-weight-asian="bold" style:font-size-complex="8pt" style:font-weight-complex="bold"/>
    </style:style>
    <style:style style:name="M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page-layout>
  </office:automatic-styles>
  <office:master-styles>
    <style:master-page style:name="Standard" style:page-layout-name="Mpm1">
      <style:footer>
        <text:p text:style-name="MP1">- <text:page-number text:select-page="current">5</text:page-number><text:span text:style-name="MT1"> -</text:span></text:p>
      </style:footer>
    </style:master-page>
    <style:master-page style:name="First_20_Page" style:display-name="First Page" style:page-layout-name="Mpm2" style:next-style-name="Standard">
      <style:header>
        <table:table table:name="Πίνακας10" table:style-name="Πίνακας10">
          <table:table-column table:style-name="Πίνακας10.A"/>
          <table:table-column table:style-name="Πίνακας10.B"/>
          <table:table-column table:style-name="Πίνακας10.C"/>
          <table:table-column table:style-name="Πίνακας10.D"/>
          <table:table-row table:style-name="Πίνακας10.1">
            <table:table-cell table:style-name="Πίνακας10.A1" office:value-type="string">
              <text:p text:style-name="MP2"><draw:frame draw:style-name="Mfr1" draw:name="Εικόνα 1" text:anchor-type="as-char" svg:y="-0.728cm" svg:width="0.938cm" svg:height="0.728cm" draw:z-index="2"><draw:image xlink:href="Pictures/10000201000000F2000000A834B0E3FF6A9F0B1E.png" xlink:type="simple" xlink:show="embed" xlink:actuate="onLoad"/></draw:frame></text:p>
            </table:table-cell>
            <table:table-cell table:style-name="Πίνακας10.B1" office:value-type="string">
              <text:p text:style-name="MP3">MINISTRY OF HEALTH</text:p>
              <text:p text:style-name="MP3">Centre for Disease Control and Prevention (HCDCP)</text:p>
              <text:p text:style-name="MP3">Department of Epidemiological Surveillance and Intervention</text:p>
            </table:table-cell>
            <table:table-cell table:style-name="Πίνακας10.C1" office:value-type="string">
              <text:p text:style-name="MP4">Contact information: </text:p>
              <text:p text:style-name="MP5"><text:span text:style-name="MT2">Tel: </text:span><text:span text:style-name="MT3">210 5212 054</text:span><text:span text:style-name="MT2">, Fax: </text:span><text:span text:style-name="MT3">210 8818 868</text:span></text:p>
              <text:p text:style-name="MP5"><text:span text:style-name="MT2">E-mail: </text:span><text:a xlink:type="simple" xlink:href="mailto:epid@keelpno.gr" text:style-name="Internet_20_link" text:visited-style-name="Visited_20_Internet_20_Link"><text:span text:style-name="MT3">epid@keelpno.gr</text:span></text:a></text:p>
            </table:table-cell>
            <table:table-cell table:style-name="Πίνακας10.D1" office:value-type="string">
              <text:p text:style-name="MP6">(Epidemiological surveillance according to Law 3370/2005)</text:p>
            </table:table-cell>
          </table:table-row>
        </table:table>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00:15:22.075297558</meta:creation-date>
    <dc:date>2016-07-21T11:13:07.229101592</dc:date>
    <dc:creator>Theodore Lytras</dc:creator>
    <meta:editing-duration>PT7H35M48S</meta:editing-duration>
    <meta:editing-cycles>125</meta:editing-cycles>
    <meta:generator>LibreOffice/5.1.5.1$Linux_X86_64 LibreOffice_project/10m0$Build-1</meta:generator>
    <meta:document-statistic meta:table-count="1" meta:image-count="1" meta:object-count="0" meta:page-count="5" meta:paragraph-count="70" meta:word-count="987" meta:character-count="7564" meta:non-whitespace-character-count="6630"/>
  </office:meta>
</office:document-meta>
</file>